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3d092" officeooo:paragraph-rsid="003d3aa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a9636" officeooo:paragraph-rsid="003a963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f91db" officeooo:paragraph-rsid="003f91d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ff49b" officeooo:paragraph-rsid="003ff49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594c3" officeooo:paragraph-rsid="0033d09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4bb62" officeooo:paragraph-rsid="0044bb62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d3aa4" officeooo:paragraph-rsid="003d3aa4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7e08d" officeooo:paragraph-rsid="0037e08d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410b74" officeooo:paragraph-rsid="00410b74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44bb62" officeooo:paragraph-rsid="0044bb62" style:font-weight-asian="bold" style:font-weight-complex="bold"/>
    </style:style>
    <style:style style:name="P33" style:family="paragraph" style:parent-style-name="Standard">
      <style:text-properties officeooo:rsid="00263e72" officeooo:paragraph-rsid="002afcbf"/>
    </style:style>
    <style:style style:name="P34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35" style:family="paragraph" style:parent-style-name="Standard">
      <style:text-properties style:font-name="Preformatted" style:text-underline-style="none" fo:font-weight="normal" officeooo:rsid="0037e08d" officeooo:paragraph-rsid="0037e08d" style:font-weight-asian="normal" style:font-weight-complex="normal"/>
    </style:style>
    <style:style style:name="P36" style:family="paragraph" style:parent-style-name="Standard">
      <style:text-properties style:font-name="Preformatted" fo:font-weight="bold" style:font-weight-asian="bold" style:font-weight-complex="bold"/>
    </style:style>
    <style:style style:name="P37" style:family="paragraph" style:parent-style-name="Standard">
      <style:text-properties style:font-name="Preformatted"/>
    </style:style>
    <style:style style:name="P38" style:family="paragraph" style:parent-style-name="Standard">
      <style:text-properties officeooo:rsid="0026c15d" officeooo:paragraph-rsid="002afcbf"/>
    </style:style>
    <style:style style:name="P39" style:family="paragraph" style:parent-style-name="Text_20_body">
      <style:text-properties officeooo:rsid="0026c15d" officeooo:paragraph-rsid="002afcbf"/>
    </style:style>
    <style:style style:name="P40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41" style:family="paragraph" style:parent-style-name="Standard">
      <style:text-properties officeooo:rsid="00286a63" officeooo:paragraph-rsid="002afcbf"/>
    </style:style>
    <style:style style:name="P42" style:family="paragraph" style:parent-style-name="Standard">
      <style:text-properties officeooo:rsid="0029a7b8" officeooo:paragraph-rsid="002afcbf"/>
    </style:style>
    <style:style style:name="P43" style:family="paragraph" style:parent-style-name="Standard">
      <style:text-properties officeooo:rsid="002a9d9b" officeooo:paragraph-rsid="002afcbf"/>
    </style:style>
    <style:style style:name="P44" style:family="paragraph" style:parent-style-name="Standard">
      <style:text-properties officeooo:paragraph-rsid="002a9d9b"/>
    </style:style>
    <style:style style:name="P45" style:family="paragraph" style:parent-style-name="Standard">
      <style:text-properties officeooo:paragraph-rsid="002afcbf"/>
    </style:style>
    <style:style style:name="P46" style:family="paragraph" style:parent-style-name="Text_20_body">
      <style:text-properties officeooo:paragraph-rsid="002afcbf"/>
    </style:style>
    <style:style style:name="P47" style:family="paragraph" style:parent-style-name="Standard">
      <style:text-properties officeooo:rsid="002e906c"/>
    </style:style>
    <style:style style:name="P48" style:family="paragraph" style:parent-style-name="Standard">
      <style:text-properties officeooo:rsid="0037e08d" officeooo:paragraph-rsid="0037e08d"/>
    </style:style>
    <style:style style:name="P49" style:family="paragraph" style:parent-style-name="Standard">
      <style:text-properties officeooo:paragraph-rsid="0037e08d"/>
    </style:style>
    <style:style style:name="P50" style:family="paragraph" style:parent-style-name="Standard">
      <style:text-properties officeooo:paragraph-rsid="0033d092"/>
    </style:style>
    <style:style style:name="P51" style:family="paragraph" style:parent-style-name="Standard">
      <style:text-properties officeooo:paragraph-rsid="003f91d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3d092" style:font-weight-asian="normal" style:font-weight-complex="normal"/>
    </style:style>
    <style:style style:name="T15" style:family="text">
      <style:text-properties style:text-underline-style="none" fo:font-weight="normal" officeooo:rsid="003594c3" style:font-weight-asian="normal" style:font-weight-complex="normal"/>
    </style:style>
    <style:style style:name="T16" style:family="text">
      <style:text-properties style:text-underline-style="none" fo:font-weight="normal" officeooo:rsid="0037e08d" style:font-weight-asian="normal" style:font-weight-complex="normal"/>
    </style:style>
    <style:style style:name="T17" style:family="text">
      <style:text-properties style:text-underline-style="none" fo:font-weight="normal" officeooo:rsid="003f91db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399b8a"/>
    </style:style>
    <style:style style:name="T20" style:family="text">
      <style:text-properties officeooo:rsid="003c15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44">- <text:span text:style-name="T11">THE SERVER DOES NOT STORE ANY STATE OR CLIENT SESSION DATA BETWEEN REQUESTS.</text:span></text:p>
      <text:p text:style-name="P5"/>
      <text:p text:style-name="P25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25"/>
      <text:p text:style-name="P25"/>
      <text:p text:style-name="P27">Documentation:</text:p>
      <text:p text:style-name="P25"/>
      <text:p text:style-name="P24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34">“encodedData = “Basic ” + window.btoa(‘&lt;user_id&gt;:&lt;app_secret&gt;’)</text:p>
      <text:p text:style-name="P33"/>
      <text:p text:style-name="P38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38"/>
      <text:p text:style-name="P4">The result, “Basic Z2FtZV9…..” is used for creating an “Basic Authentication”Authorization header for HTTP requests.</text:p>
      <text:p text:style-name="P40">- In “Basic Authentication”, the username and password are concatenated with a colon (username:password), then Base64-encoded, and finally prefixed with the word ‘Basic’ to form the complete Authorization header value.</text:p>
      <text:p text:style-name="P46"/>
      <text:p text:style-name="P39">In the case of our game store, we would do:</text:p>
      <text:p text:style-name="P39">1. Open Firefox dev tools.</text:p>
      <text:p text:style-name="P39">2. Open cosole window.</text:p>
      <text:p text:style-name="P39">3. Run: <text:span text:style-name="T6">encodedData = “Basic ” + window.btoa(‘game_store:game_store_secret’)</text:span></text:p>
      <text:p text:style-name="P39">4. Copy the result, which looks like: <text:span text:style-name="T7">“</text:span><text:span text:style-name="T6">Basic Z2FtZV9zdG9yZTpnYW…..</text:span><text:span text:style-name="T7">”</text:span></text:p>
      <text:p text:style-name="P38">Now that we have this Authorization header, we can send a request to our Authentication server.</text:p>
      <text:p text:style-name="P38"/>
      <text:p text:style-name="P38">5. Send a POST web request to our Authentication server with the:</text:p>
      <text:p text:style-name="P38">- Authorization Header</text:p>
      <text:p text:style-name="P38">- User details.</text:p>
      <text:p text:style-name="P41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41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41"/>
      <text:p text:style-name="P41">6. And the response you get back will contain the bearer token that you will attach to the web requests that you make to the game store.</text:p>
      <text:p text:style-name="P41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41"/>
      <text:p text:style-name="P41"/>
      <text:p text:style-name="P41"/>
      <text:p text:style-name="P41"/>
      <text:p text:style-name="P41"/>
      <text:p text:style-name="P41"><text:soft-page-break/>7. You attach this bearer token to all of the requests you make to the game store. <text:span text:style-name="T9">For example:</text:span></text:p>
      <text:p text:style-name="P41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1"/>
      <text:p text:style-name="P42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nd now you can use the game store API:</text:p>
      <text:p text:style-name="P43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43"/>
      <text:p text:style-name="P26"/>
      <text:p text:style-name="P25"/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23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23">Rebuild Project with Maven</text:p>
      <text:p text:style-name="Standard"><text:soft-page-break/>mvn clean install</text:p>
      <text:p text:style-name="Standard"/>
      <text:p text:style-name="Standard"/>
      <text:p text:style-name="P23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45"><text:span text:style-name="T12">Docker run usage: </text:span>'docker run [options] IMAGE [command] [arg...]'</text:p>
      <text:p text:style-name="Standard"/>
      <text:p text:style-name="P23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23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23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36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23">Add the -DskipTests to skip the tests:</text:p>
      <text:p text:style-name="Standard"/>
      <text:p text:style-name="P36">sudo /path/to/mvn spring-boot:build-image -DskipTests</text:p>
      <text:p text:style-name="Standard"/>
      <text:p text:style-name="Standard"/>
      <text:p text:style-name="Standard"/>
      <text:p text:style-name="P23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37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23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28">SETUP SERVICE CONTAINER</text:p>
      <text:p text:style-name="P23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37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23">Container-to-Container Networking</text:p>
      <text:p text:style-name="P23"/>
      <text:p text:style-name="P20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23">To create a user-defined bridge network:</text:p>
      <text:p text:style-name="Standard">sudo docker network create -d bridge GAME_STORE_NETWORK</text:p>
      <text:p text:style-name="Standard"/>
      <text:p text:style-name="P23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23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23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37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23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47"/>
      <text:p text:style-name="P47"/>
      <text:p text:style-name="P29">Angular Notes</text:p>
      <text:p text:style-name="P9">Create a new Angular project:</text:p>
      <text:p text:style-name="P9"/>
      <text:p text:style-name="P9"><text:bookmark-start text:name="__DdeLink__672_3167636954"/><text:bookmark-start text:name="__DdeLink__669_3167636954"/>ng new &lt;project-name&gt; –skip-git --<text:span text:style-name="T19">standalone=false</text:span> –routing –skip-tests --minimal<text:bookmark-end text:name="__DdeLink__672_3167636954"/><text:bookmark-end text:name="__DdeLink__669_3167636954"/></text:p>
      <text:p text:style-name="P9"/>
      <text:p text:style-name="P9">‘—skip-git’ <text:tab/>→ Do not initialize a git repo (VERY IMPORTANT IF CREATING NEW PROJECT WITHIN AN EXISTING GIT REPO)</text:p>
      <text:p text:style-name="P9">‘—routing’<text:tab/> → Enable routing in the intial project</text:p>
      <text:p text:style-name="P9">‘—skip-tests’ <text:s text:c="2"/>→ Do not generate “spec.ts” test files for the new project</text:p>
      <text:p text:style-name="P9">‘--minimal’ <text:s text:c="8"/>→ Create workspace without any testing frameworks</text:p>
      <text:p text:style-name="P9">‘—<text:span text:style-name="T19">standalone=false</text:span>’ → Creates an application <text:span text:style-name="T19">with</text:span> NgModules ‘<text:span text:style-name="T19">app.module.ts</text:span>’.</text:p>
      <text:p text:style-name="P10"/>
      <text:p text:style-name="P21">app.component.ts notes</text:p>
      <text:p text:style-name="P10">- ‘template’ is where we add our components.</text:p>
      <text:p text:style-name="P10"/>
      <text:p text:style-name="P22">app.module.ts notes</text:p>
      <text:p text:style-name="P16">In order to use the materials inside of our application we need to add them all to our modules.</text:p>
      <text:p text:style-name="P17">We do this in this file, in the “imports” array. <text:span text:style-name="T10">We add all the components we will use.</text:span></text:p>
      <text:p text:style-name="P10"/>
      <text:p text:style-name="P30">Angular Materials</text:p>
      <text:p text:style-name="P15">Angular library contains all of the components that we will use in our web interface.</text:p>
      <text:p text:style-name="P15">- <text:span text:style-name="T20">This makes our interface easier and faster to develop.</text:span></text:p>
      <text:p text:style-name="P51"><text:span text:style-name="T17">Here is the </text:span><text:a xlink:type="simple" xlink:href="https://material.angular.io/" text:style-name="Internet_20_link" text:visited-style-name="Visited_20_Internet_20_Link">Material Documentation</text:a></text:p>
      <text:p text:style-name="P14">To use Angular Materials in our project first we must install it into the project:</text:p>
      <text:p text:style-name="P35">ng add @angular/material</text:p>
      <text:p text:style-name="P14">You will then be asked preferences about how you want the interface to look.</text:p>
      <text:p text:style-name="P49"><text:span text:style-name="T16">We chose indigo/pink. This is what it will look like for reference: </text:span><text:a xlink:type="simple" xlink:href="https://material.angular.io/?theme=indigo-pink" text:style-name="Internet_20_link" text:visited-style-name="Visited_20_Internet_20_Link">indigo/pink</text:a></text:p>
      <text:p text:style-name="P14"/>
      <text:p text:style-name="P12"><text:span text:style-name="T2">Angular materials are imported using API references.</text:span> </text:p>
      <text:p text:style-name="P12">For example is we want to use the “Angular Material table” we would use:</text:p>
      <text:p text:style-name="P11"/>
      <text:p text:style-name="P11">‘import {MatTableModule} from @angular/material/table’</text:p>
      <text:p text:style-name="P11"/>
      <text:p text:style-name="P50"><text:soft-page-break/><text:span text:style-name="T14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5">Table Material API reference</text:span></text:a></text:p>
      <text:p text:style-name="P18"/>
      <text:p text:style-name="P48"><text:span text:style-name="T15">I</text:span><text:span text:style-name="T13">n order to actually use these materials, we need to add them in our “</text:span><text:span text:style-name="T18">app.module.ts</text:span><text:span text:style-name="T13">” file.</text:span></text:p>
      <text:p text:style-name="P14"/>
      <text:p text:style-name="P31">Tailwind CSS</text:p>
      <text:p text:style-name="P13">We use Tailwind CSS for faster development. <text:a xlink:type="simple" xlink:href="https://tailwindcss.com/docs/guides/angular" text:style-name="Internet_20_link" text:visited-style-name="Visited_20_Internet_20_Link">Tailwind installation with Angular</text:a></text:p>
      <text:p text:style-name="P13">- Works by scanning all HTML files, JS components, and any other templates for class names, generating the corresponding styles and then writing them to a static CSS files.</text:p>
      <text:p text:style-name="P13"/>
      <text:p text:style-name="P32">Creating a new component</text:p>
      <text:p text:style-name="P19">cd into folder where you want to create the new component. ex. ./src/app/components</text:p>
      <text:p text:style-name="P19"/>
      <text:p text:style-name="Preformatted_20_Text">ng g c &lt;component_name&gt;</text:p>
      <text:p text:style-name="P19"/>
      <text:p text:style-name="P19">‘g’ generate</text:p>
      <text:p text:style-name="P19">‘c’ component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15T15:59:12.763027829</dc:date>
    <meta:editing-duration>PT1H49M27S</meta:editing-duration>
    <meta:editing-cycles>21</meta:editing-cycles>
    <meta:generator>LibreOffice/7.3.7.2$Linux_X86_64 LibreOffice_project/30$Build-2</meta:generator>
    <meta:document-statistic meta:table-count="0" meta:image-count="6" meta:object-count="0" meta:page-count="8" meta:paragraph-count="177" meta:word-count="1432" meta:character-count="9546" meta:non-whitespace-character-count="8154"/>
  </office:meta>
</office:document-meta>
</file>